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Nimbus Sans L" svg:font-family="Nimbus Sans L"/>
    <style:font-face style:name="Liberation Serif" svg:font-family="Liberation Serif"/>
    <style:font-face style:name="Times New Roman" svg:font-family="Times New Roman"/>
    <style:font-face style:name="DejaVu Sans Mono" svg:font-family="DejaVu Sans Mono"/>
  </office:font-face-decls>
  <office:automatic-styles>
    <style:style style:family="text" style:name="T1" style:display-name="T1">
      <style:text-properties fo:color="#000000" style:font-name="Nimbus Sans L" fo:font-size="16pt" fo:language="en" fo:country="GB" fo:font-weight="bold"/>
    </style:style>
    <style:style style:family="text" style:name="T2" style:display-name="T2">
      <style:text-properties fo:color="#000000" style:font-name="Times New Roman" fo:font-size="12pt" fo:language="en" fo:country="GB" fo:font-weight="normal"/>
    </style:style>
    <style:style style:family="text" style:name="T3" style:display-name="T3">
      <style:text-properties fo:color="#000000" style:font-name="Nimbus Sans L" fo:font-size="14pt" fo:language="en" fo:country="US" fo:font-weight="bold"/>
    </style:style>
    <style:style style:family="text" style:name="T4" style:display-name="T4">
      <style:text-properties fo:color="#000000" style:font-name="Liberation Serif" fo:font-size="12pt" fo:language="en" fo:country="US" fo:font-weight="normal"/>
    </style:style>
    <style:style style:family="text" style:name="T5" style:display-name="T5">
      <style:text-properties fo:color="#000000" style:font-name="Nimbus Sans L" fo:font-size="14pt" fo:language="en" fo:country="GB" fo:font-weight="bold"/>
    </style:style>
    <style:style style:family="text" style:name="T6" style:display-name="T6">
      <style:text-properties fo:color="#000000" style:font-name="Times New Roman" fo:font-size="12pt" fo:language="en" fo:country="US" fo:font-weight="normal"/>
    </style:style>
    <style:style style:family="text" style:name="T7" style:display-name="T7">
      <style:text-properties fo:color="#000000" fo:font-weight="normal" fo:text-transform="none"/>
    </style:style>
    <style:style style:family="text" style:name="T8" style:display-name="T8">
      <style:text-properties fo:color="#000000" style:font-name="DejaVu Sans Mono" fo:font-size="10pt" fo:language="en" fo:country="US" fo:font-weight="normal"/>
    </style:style>
    <style:style style:family="text" style:name="T9" style:display-name="T9">
      <style:text-properties style:font-name="DejaVu Sans Mono" fo:font-size="10pt"/>
    </style:style>
    <style:style style:family="text" style:name="T10" style:display-name="T10">
      <style:text-properties fo:color="#000000" style:font-name="DejaVu Sans Mono" fo:font-size="10pt" fo:language="en" fo:country="GB" fo:font-weight="normal"/>
    </style:style>
    <style:style style:family="paragraph" style:name="P10" style:display-name="P10" style:parent-style-name="Preformatted-Text">
      <style:paragraph-properties fo:text-align="left" fo:text-indent="0.0000in" fo:line-height="100%" fo:margin-left="0.0000in" fo:margin-right="0.0000in" fo:margin-top="0.0000in" fo:margin-bottom="0.0000in" style:writing-mode="lr"/>
      <style:text-properties fo:color="#000000" style:font-name="DejaVu Sans Mono" fo:font-size="10pt" fo:language="en" fo:country="US" fo:font-weight="normal"/>
    </style:style>
    <style:style style:family="paragraph" style:name="P11" style:display-name="P11" style:parent-style-name="Normal">
      <style:paragraph-properties fo:text-align="left" fo:text-indent="0.0000in" fo:line-height="100%" fo:margin-left="0.0000in" fo:margin-right="0.0000in" fo:margin-top="0.0000in" fo:margin-bottom="0.0000in" style:writing-mode="lr"/>
      <style:text-properties fo:color="#000000" style:font-name="DejaVu Sans Mono" fo:font-size="10pt" fo:language="en" fo:country="US" fo:font-weight="normal"/>
    </style:style>
    <style:style style:family="paragraph" style:name="P12" style:display-name="P12" style:parent-style-name="Heading-3">
      <style:paragraph-properties fo:text-align="justify" fo:text-indent="0.0000in" fo:line-height="100%" fo:margin-left="0.0000in" fo:margin-right="0.0000in" fo:margin-top="0.1660in" fo:margin-bottom="0.0833in" style:writing-mode="lr"/>
    </style:style>
    <style:style style:family="paragraph" style:name="P13" style:display-name="P13" style:parent-style-name="Text-body">
      <style:paragraph-properties fo:text-align="left" fo:text-indent="0.0000in" fo:line-height="100%" fo:margin-left="0.0000in" fo:margin-right="0.0000in" fo:margin-top="0.0000in" fo:margin-bottom="0.0833in" style:writing-mode="lr"/>
    </style:style>
    <style:style style:family="paragraph" style:name="P1" style:display-name="P1" style:parent-style-name="Heading-1">
      <style:paragraph-properties fo:text-align="justify"/>
      <style:text-properties fo:color="#000000" style:font-name="Nimbus Sans L" fo:font-size="16pt" fo:language="en" fo:country="GB" fo:font-weight="bold"/>
    </style:style>
    <style:style style:family="paragraph" style:name="P2" style:display-name="P2" style:parent-style-name="Normal">
      <style:paragraph-properties fo:text-align="justify" fo:text-indent="0.0000in" fo:line-height="100%" fo:margin-left="0.0000in" fo:margin-right="0.0000in" fo:margin-top="0.0000in" fo:margin-bottom="0.0000in" style:writing-mode="lr" fo:border-bottom="0.013194in solid #000000"/>
      <style:text-properties fo:color="#000000" style:font-name="Times New Roman" fo:font-size="12pt" fo:language="en" fo:country="GB" fo:font-weight="normal"/>
    </style:style>
    <style:style style:family="paragraph" style:name="P3" style:display-name="P3" style:parent-style-name="Normal">
      <style:paragraph-properties fo:text-align="justify" fo:text-indent="0.0000in" fo:line-height="100%" fo:margin-left="0.0000in" fo:margin-right="0.0000in" fo:margin-top="0.0000in" fo:margin-bottom="0.0000in" style:writing-mode="lr"/>
      <style:text-properties fo:color="#000000" style:font-name="Times New Roman" fo:font-size="12pt" fo:language="en" fo:country="GB" fo:font-weight="normal"/>
    </style:style>
    <style:style style:family="paragraph" style:name="P4" style:display-name="P4" style:parent-style-name="Heading-3">
      <style:paragraph-properties fo:text-align="justify" fo:text-indent="0.0000in" fo:line-height="100%" fo:margin-left="0.0000in" fo:margin-right="0.0000in" fo:margin-top="0.1660in" fo:margin-bottom="0.0833in" style:writing-mode="lr"/>
      <style:text-properties fo:color="#000000" style:font-name="Nimbus Sans L" fo:font-size="14pt" fo:language="en" fo:country="US" fo:font-weight="bold"/>
    </style:style>
    <style:style style:family="paragraph" style:name="P5" style:display-name="P5" style:parent-style-name="Text-body">
      <style:paragraph-properties fo:text-align="justify" fo:text-indent="0.0000in" fo:line-height="100%" fo:margin-left="0.0000in" fo:margin-right="0.0000in" fo:margin-top="0.0000in" fo:margin-bottom="0.0833in" style:writing-mode="lr"/>
      <style:text-properties fo:color="#000000" style:font-name="Nimbus Roman No9 L" fo:font-size="12pt" fo:language="en" fo:country="US" fo:font-weight="normal"/>
    </style:style>
    <style:style style:family="paragraph" style:name="P6" style:display-name="P6" style:parent-style-name="Heading-3">
      <style:paragraph-properties fo:text-align="justify" fo:text-indent="0.0000in" fo:line-height="100%" fo:margin-left="0.0000in" fo:margin-right="0.0000in" fo:margin-top="0.1660in" fo:margin-bottom="0.0833in" style:writing-mode="lr"/>
      <style:text-properties fo:color="#000000" style:font-name="Nimbus Sans L" fo:font-size="14pt" fo:language="en" fo:country="GB" fo:font-weight="bold"/>
    </style:style>
    <style:style style:family="paragraph" style:name="P7" style:display-name="P7" style:parent-style-name="Text-body">
      <style:paragraph-properties fo:text-align="justify" fo:text-indent="0.0000in" fo:line-height="100%" fo:margin-left="0.0000in" fo:margin-right="0.0000in" fo:margin-top="0.0000in" fo:margin-bottom="0.0833in" style:writing-mode="lr"/>
      <style:text-properties fo:color="#000000" style:font-name="Times New Roman" fo:font-size="12pt" fo:language="en" fo:country="GB" fo:font-weight="normal"/>
    </style:style>
    <style:style style:family="paragraph" style:name="P8" style:display-name="P8" style:parent-style-name="Text-body">
      <style:paragraph-properties fo:text-align="left" fo:text-indent="0.0000in" fo:line-height="100%" fo:margin-left="0.0000in" fo:margin-right="0.0000in" fo:margin-top="0.0000in" fo:margin-bottom="0.0833in" style:writing-mode="lr"/>
      <style:text-properties fo:color="#000000" style:font-name="Times New Roman" fo:font-size="12pt" fo:language="en" fo:country="GB" fo:font-weight="normal"/>
    </style:style>
    <style:style style:family="paragraph" style:name="P9" style:display-name="P9" style:parent-style-name="Heading-3">
      <style:paragraph-properties fo:text-align="left" fo:text-indent="0.0000in" fo:line-height="100%" fo:margin-left="0.0000in" fo:margin-right="0.0000in" fo:margin-top="0.1660in" fo:margin-bottom="0.0833in" style:writing-mode="lr"/>
      <style:text-properties fo:color="#000000" style:font-name="Nimbus Sans L" fo:font-size="14pt" fo:language="en" fo:country="GB" fo:font-weight="bold"/>
    </style:style>
    <style:style style:family="paragraph" style:name="P14" style:display-name="P14" style:parent-style-name="Text-body">
      <style:paragraph-properties fo:text-align="justify" fo:text-indent="0.0000in" fo:line-height="100%" fo:margin-left="0.0000in" fo:margin-right="0.0000in" fo:margin-top="0.0000in" fo:margin-bottom="0.0833in" style:writing-mode="lr"/>
    </style:style>
    <style:style style:family="paragraph" style:name="P15" style:display-name="P15" style:parent-style-name="Normal">
      <style:paragraph-properties fo:text-align="left" fo:text-indent="0.0000in" fo:line-height="100%" fo:margin-left="0.0000in" fo:margin-right="0.0000in" fo:margin-top="0.0000in" fo:margin-bottom="0.0000in" style:writing-mode="lr"/>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text:span text:style-name="T1">SEP #111: New input argument to stdev(), to match and obsolete msd()</text:span></text:p>
        <text:p text:style-name="P2"/>
        <text:p text:style-name="P3"/>
        <text:p text:style-name="P3"><text:span text:style-name="T2">Version: 1.0</text:span></text:p>
        <text:p text:style-name="P3"><text:span text:style-name="T2">Author: Paul Bignier</text:span></text:p>
        <text:p text:style-name="P3"><text:span text:style-name="T2">Review:</text:span></text:p>
        <text:p text:style-name="P3"><text:span text:style-name="T2">Commented:</text:span></text:p>
        <text:p text:style-name="P3"><text:span text:style-name="T2">State: Prototype</text:span></text:p>
        <text:p text:style-name="P3"><text:span text:style-name="T2">Scilab-Version: Scilab 5.5.0</text:span></text:p>
        <text:p text:style-name="P3"><text:span text:style-name="T2">Vote: No</text:span></text:p>
        <text:p text:style-name="P3"><text:span text:style-name="T2">Created: Oct 15th 2013</text:span></text:p>
        <text:p text:style-name="P2"/>
        <text:p text:style-name="P3"/>
        <text:p text:style-name="P4"><text:span text:style-name="T3">Abstract</text:span></text:p>
        <text:p text:style-name="P5"><text:span text:style-name="T4">The aim of this SEP is to motivate the addition of one optional input argument to the stdev function, which will let the user choose between the “sample” standard deviation, that is, normalized by N-1 (chosen by default), or the mean squared deviation (normalized by N).</text:span></text:p>
        <text:p text:style-name="P5"/>
        <text:p text:style-name="P6"><text:span text:style-name="T5">Rationale</text:span></text:p>
        <text:p text:style-name="P7"><text:span text:style-name="T2">Presently, there are 3 functions in Scilab to compute the standard deviation of a set of N data: st_deviation, stdev and msd.</text:span></text:p>
        <text:p text:style-name="P7"><text:span text:style-name="T2">While st_deviation and stdev are equivalent and compute the standard deviation normalized by N-1, msd normalizes by N, if the user knows the a priori mean.</text:span></text:p>
        <text:p text:style-name="P7"><text:span text:style-name="T2">So in order to merge them in stdev, st_deviation was simply rendered obsolete, and msd was replaced by a new real input argument “m” to stdev (optional). If m is absent, then the standard deviation is computed, otherwise (the a priori mean is provided), the mean squared deviation (former msd) is returned.</text:span></text:p>
        <text:p text:style-name="P7"><text:span text:style-name="T2">So:</text:span></text:p>
        <text:p text:style-name="P8"> <text:s text:c="3"/>msd(x) =&gt; stdev(x, "*", mean(x)),</text:p>
        <text:p text:style-name="P8"> <text:s text:c="3"/>msd(x, "r") =&gt; stdev(x, "r", mean(x,"r")),</text:p>
        <text:p text:style-name="P8"> <text:s text:c="3"/>msd(x, "c") =&gt; stdev(x, "c", mean(x,"c")).</text:p>
        <text:p text:style-name="P7"/>
        <text:p text:style-name="P7">Moreover, stdev now returns zeros(x) when asking for any singleton dimension, for instance when ‘orien’ &gt; ndims(x).</text:p>
        <text:p text:style-name="P7"/>
        <text:p text:style-name="P9"><text:span text:style-name="T5">Calling Sequences</text:span></text:p>
        <text:p text:style-name="P10"><text:span text:style-name="T6">The calling sequences become:</text:span></text:p>
        <text:p text:style-name="P10"><text:span text:style-name="T7">y = </text:span><text:span text:style-name="T8">stdev</text:span><text:span text:style-name="T7">(x)</text:span></text:p>
        <text:p text:style-name="P10"><text:span text:style-name="T7">y = </text:span><text:span text:style-name="T8">stdev</text:span><text:span text:style-name="T7">(x, </text:span><text:span text:style-name="T8">"</text:span><text:span text:style-name="T7">r</text:span><text:span text:style-name="T8">"</text:span><text:span text:style-name="T7">)</text:span></text:p>
        <text:p text:style-name="P10"><text:span text:style-name="T7">y = </text:span><text:span text:style-name="T8">stdev</text:span><text:span text:style-name="T7">(x, </text:span><text:span text:style-name="T8">"</text:span><text:span text:style-name="T7">c</text:span><text:span text:style-name="T8">"</text:span><text:span text:style-name="T7">)</text:span></text:p>
        <text:p text:style-name="P10"><text:span text:style-name="T8">y = stdev(x, orien, m)</text:span></text:p>
        <text:p text:style-name="P11"/>
        <text:p text:style-name="P12"><text:span text:style-name="T5">Example Usage</text:span></text:p>
        <text:p text:style-name="P13"><text:span text:style-name="T9">x = matrix([5 2:8], 2, 4);</text:span></text:p>
        <text:p text:style-name="P13"><text:span text:style-name="T9">stdev(x, "r", mean(x,"r</text:span><text:span text:style-name="T8">"</text:span><text:span text:style-name="T9">))</text:span></text:p>
        <text:p text:style-name="P13"/>
        <text:p text:style-name="P12"><text:span text:style-name="T5">Changelog</text:span></text:p>
        <text:p text:style-name="P14"><text:span text:style-name="T2"><text:tab/></text:span><text:span text:style-name="T10">1.0 – Paul Bignier - Initial Version </text:span></text:p>
        <text:p text:style-name="P12"><text:span text:style-name="T5">Copyright</text:span></text:p>
        <text:p text:style-name="P15"><text:span text:style-name="T2"><text:tab/>This document has been placed under the license CeCILL-B.</text:span></text:p>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DejaVu Sans Mono" svg:font-family="DejaVu Sans Mono"/>
    <style:font-face style:name="Nimbus Roman No9 L" svg:font-family="Nimbus Roman No9 L"/>
    <style:font-face style:name="Nimbus Sans L" svg:font-family="Nimbus Sans L"/>
    <style:font-face style:name="Courier New" svg:font-family="Courier New"/>
    <style:font-face style:name="StarSymbol" svg:font-family="StarSymbol"/>
    <style:font-face style:name="Times New Roman" svg:font-family="Times New Roman"/>
    <style:font-face style:name="OpenSymbol" svg:font-family="OpenSymbol"/>
  </office:font-face-decls>
  <office:styles>
    <style:default-style style:family="paragraph">
      <style:paragraph-properties style:tab-stop-distance="1.251cm"/>
    </style:default-style>
    <style:style style:family="text" style:name="Teletype-text-text-text-text-text-text-text-text-text-text-text-text-text-text-text-text-text-text-text-text" style:display-name="Teletype_text_text_text_text_text_text_text_text_text_text_text_text_text_text_text_text_text_text_text_text" style:next-style-name="Teletype-text-text-text-text-text-text-text-text-text-text-text-text-text-text-text-text-text-text-text-text">
      <style:text-properties style:font-name="DejaVu Sans Mono"/>
    </style:style>
    <style:style style:family="text" style:name="Source-Text-text-text-text-text-text-text-text-text-text-text-text-text-text-text-text" style:display-name="Source Text_text_text_text_text_text_text_text_text_text_text_text_text_text_text_text" style:next-style-name="Source-Text-text-text-text-text-text-text-text-text-text-text-text-text-text-text-text">
      <style:text-properties style:font-name="Courier New"/>
    </style:style>
    <style:style style:family="text" style:name="Source-Text-text-text-text-text-text-text-text-text-text-text-text-text-text-text-text-text-text" style:display-name="Source Text_text_text_text_text_text_text_text_text_text_text_text_text_text_text_text_text_text" style:next-style-name="Source-Text-text-text-text-text-text-text-text-text-text-text-text-text-text-text-text-text-text">
      <style:text-properties style:font-name="Courier New"/>
    </style:style>
    <style:style style:family="text" style:name="Bullet-Symbols-text-text-text-text-text-text-text-text-text-text-text-text-text-text-text-text-text" style:display-name="Bullet Symbols_text_text_text_text_text_text_text_text_text_text_text_text_text_text_text_text_text" style:next-style-name="Bullet-Symbols-text-text-text-text-text-text-text-text-text-text-text-text-text-text-text-text-text">
      <style:text-properties style:font-name="OpenSymbol"/>
    </style:style>
    <style:style style:family="text" style:name="Bullet-Symbols-text-text-text-text-text-text-text-text-text-text-text-text-text-text-text" style:display-name="Bullet Symbols_text_text_text_text_text_text_text_text_text_text_text_text_text_text_text" style:next-style-name="Bullet-Symbols-text-text-text-text-text-text-text-text-text-text-text-text-text-text-text">
      <style:text-properties style:font-name="OpenSymbol"/>
    </style:style>
    <style:style style:family="text" style:name="Teletype-text-text-text-text-text-text-text-text-text-text-text-text-text-text-text-text-text-text-text-text-text-text" style:display-name="Teletype_text_text_text_text_text_text_text_text_text_text_text_text_text_text_text_text_text_text_text_text_text_text" style:next-style-name="Teletype-text-text-text-text-text-text-text-text-text-text-text-text-text-text-text-text-text-text-text-text-text-text">
      <style:text-properties style:font-name="DejaVu Sans Mono"/>
    </style:style>
    <style:style style:family="text" style:name="Bullet-Symbols-text-text-text-text-text-text-text-text-text-text-text-text-text-text-text-text-text-text-text-text-text-text" style:display-name="Bullet Symbols_text_text_text_text_text_text_text_text_text_text_text_text_text_text_text_text_text_text_text_text_text_text" style:next-style-name="Bullet-Symbols-text-text-text-text-text-text-text-text-text-text-text-text-text-text-text-text-text-text-text-text-text-text">
      <style:text-properties style:font-name="StarSymbol" fo:font-size="9pt"/>
    </style:style>
    <style:style style:family="text" style:name="Bullet-Symbols-text-text-text-text-text-text-text-text-text-text-text-text-text-text-text-text-text-text-text-text" style:display-name="Bullet Symbols_text_text_text_text_text_text_text_text_text_text_text_text_text_text_text_text_text_text_text_text" style:next-style-name="Bullet-Symbols-text-text-text-text-text-text-text-text-text-text-text-text-text-text-text-text-text-text-text-text">
      <style:text-properties style:font-name="StarSymbol" fo:font-size="9pt"/>
    </style:style>
    <style:style style:family="paragraph" style:name="Table-Heading" style:display-name="Table Heading" style:parent-style-name="Normal" style:next-style-name="Table-Heading">
      <style:paragraph-properties fo:text-align="center"/>
      <style:text-properties fo:font-weight="bold"/>
    </style:style>
    <style:style style:family="paragraph" style:name="Text-body" style:display-name="Text body" style:parent-style-name="Normal" style:next-style-name="Text-body">
      <style:paragraph-properties fo:margin-top="0cm" fo:margin-bottom="0.212cm"/>
    </style:style>
    <style:style style:family="paragraph" style:name="List-Contents" style:display-name="List Contents" style:parent-style-name="Normal" style:next-style-name="List-Contents">
      <style:paragraph-properties fo:margin-left="0.3931in"/>
    </style:style>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Preformatted-Text" style:display-name="Preformatted Text" style:parent-style-name="Normal" style:next-style-name="Preformatted-Text">
      <style:text-properties style:font-name="DejaVu Sans Mono" fo:font-size="10pt"/>
    </style:style>
    <style:style style:family="paragraph" style:name="Heading-3" style:display-name="Heading 3" style:next-style-name="Text-body">
      <style:paragraph-properties fo:margin-top="0.423cm" fo:margin-bottom="0.212cm" style:writing-mode="lr"/>
      <style:text-properties style:font-name="Nimbus Sans L" fo:font-size="14pt" fo:font-weight="bold"/>
    </style:style>
    <style:style style:family="paragraph" style:name="Normal" style:display-name="Normal"/>
    <style:style style:family="paragraph" style:name="Heading-1" style:display-name="Heading 1" style:next-style-name="Text-body">
      <style:paragraph-properties fo:margin-top="0.423cm" fo:margin-bottom="0.212cm" style:writing-mode="lr"/>
      <style:text-properties style:font-name="Nimbus Sans L" fo:font-size="16.1000003814697pt" fo:font-weight="bold"/>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Charlotte Hecquet</meta:initial-creator>
    <dc:creator>Charlotte Hecquet</dc:creator>
    <meta:creation-date>2013-04-09T14:29:30</meta:creation-date>
    <dc:date>2013-04-09T16:24:28</dc:date>
  </office:meta>
</office:document-meta>
</file>